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000000" draw:marker-start-width="0.65cm" draw:marker-end-width="0.65cm" draw:textarea-horizontal-align="center" fo:padding-top="0.25cm" fo:padding-bottom="0.25cm" fo:padding-left="0.25cm" fo:padding-right="0.25cm"/>
    </style:style>
    <style:style style:name="gr3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4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5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6" style:family="graphic" style:parent-style-name="text">
      <style:graphic-properties draw:auto-grow-height="false"/>
      <style:paragraph-properties style:writing-mode="lr-tb"/>
    </style:style>
    <style:style style:name="gr7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8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0" style:family="graphic" style:parent-style-name="standard">
      <style:graphic-properties svg:stroke-color="#ffffff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1" style:family="graphic" style:parent-style-name="standard">
      <style:graphic-properties svg:stroke-color="#ffffff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2" style:family="graphic" style:parent-style-name="standard">
      <style:graphic-properties svg:stroke-color="#ffffff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draw:fill="none" draw:auto-grow-height="false"/>
      <style:paragraph-properties style:writing-mode="lr-tb"/>
    </style:style>
    <style:style style:name="gr16" style:family="graphic" style:parent-style-name="standard">
      <style:graphic-properties draw:textarea-horizontal-align="center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cm" fo:min-width="6.8cm" fo:padding-left="0.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6.8cm" fo:padding-right="0cm"/>
      <style:paragraph-properties style:writing-mode="lr-tb"/>
    </style:style>
    <style:style style:name="gr20" style:family="graphic" style:parent-style-name="standard">
      <style:graphic-properties svg:stroke-color="#404040" draw:fill-color="#404040" fo:min-height="1.007cm" fo:min-width="2.927cm"/>
      <style:paragraph-properties style:writing-mode="lr-tb"/>
    </style:style>
    <style:style style:name="gr21" style:family="graphic" style:parent-style-name="standard">
      <style:graphic-properties svg:stroke-color="#404040" draw:fill="solid" draw:fill-color="#404040" fo:min-height="1.007cm" fo:min-width="1.653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draw:auto-grow-height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6cm" fo:padding-left="0.2cm"/>
      <style:paragraph-properties style:writing-mode="lr-tb"/>
    </style:style>
    <style:style style:name="gr24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5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2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31" style:family="graphic" style:parent-style-name="standard">
      <style:graphic-properties draw:marker-start-width="0.5cm" draw:marker-end="" draw:marker-end-width="0.5cm" draw:textarea-horizontal-align="center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34" style:family="graphic" style:parent-style-name="standard">
      <style:graphic-properties draw:marker-start-width="0.5cm" draw:marker-end="Arrow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subtitle">
      <style:graphic-properties draw:fill-color="#ffffff" draw:textarea-horizontal-align="justify"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2.001cm"/>
      <style:paragraph-properties style:writing-mode="lr-tb"/>
    </style:style>
    <style:style style:name="pr7" style:family="presentation" style:parent-style-name="Default-title">
      <style:graphic-properties fo:min-height="7.5cm"/>
      <style:paragraph-properties style:writing-mode="lr-tb"/>
    </style:style>
    <style:style style:name="pr8" style:family="presentation" style:parent-style-name="Default-subtitle" style:list-style-name="L3">
      <style:graphic-properties draw:fill-color="#ffffff" fo:min-height="12.18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outline1">
      <style:graphic-properties fo:min-height="11.50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Default-outline1">
      <style:paragraph-properties style:writing-mode="lr-tb"/>
    </style:style>
    <style:style style:name="pr13" style:family="presentation" style:parent-style-name="Default-outline1">
      <style:graphic-properties fo:min-height="15.0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2cm" fo:margin-right="2cm" fo:line-height="100%" fo:text-align="justify" fo:text-indent="0cm"/>
      <style:text-properties fo:hyphenate="true"/>
    </style:style>
    <style:style style:name="P7" style:family="paragraph">
      <loext:graphic-properties draw:fill-color="#ffffff"/>
      <style:paragraph-properties fo:margin-left="2cm" fo:margin-right="2cm" fo:line-height="100%" fo:text-align="justify" fo:text-indent="0cm" style:writing-mode="lr-tb"/>
      <style:text-properties fo:font-size="32pt" style:font-size-asian="32pt" style:font-size-complex="32pt" fo:hyphenate="true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fo:color="#ffffff" loext:opacity="100%" fo:font-size="32pt" fo:font-weight="bold"/>
    </style:style>
    <style:style style:name="P12" style:family="paragraph">
      <loext:graphic-properties draw:fill="solid" draw:fill-color="#b62118"/>
      <style:paragraph-properties style:writing-mode="lr-tb"/>
      <style:text-properties fo:color="#ffffff" loext:opacity="100%" fo:font-size="32pt" fo:font-weight="bold"/>
    </style:style>
    <style:style style:name="P13" style:family="paragraph">
      <style:paragraph-properties style:writing-mode="lr-tb"/>
      <style:text-properties fo:color="#ffffff" loext:opacity="100%" fo:font-size="32pt"/>
    </style:style>
    <style:style style:name="P14" style:family="paragraph">
      <loext:graphic-properties draw:fill="solid" draw:fill-color="#34a3c5"/>
      <style:paragraph-properties style:writing-mode="lr-tb"/>
      <style:text-properties fo:color="#ffffff" loext:opacity="100%" fo:font-size="32pt"/>
    </style:style>
    <style:style style:name="P15" style:family="paragraph"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solid" draw:fill-color="#f36838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style:writing-mode="lr-tb"/>
      <style:text-properties fo:font-weight="bold"/>
    </style:style>
    <style:style style:name="P18" style:family="paragraph">
      <style:paragraph-properties fo:text-align="start" style:writing-mode="lr-tb"/>
      <style:text-properties fo:font-weight="bold"/>
    </style:style>
    <style:style style:name="P19" style:family="paragraph">
      <style:paragraph-properties fo:text-align="end">
        <style:tab-stops/>
      </style:paragraph-properties>
    </style:style>
    <style:style style:name="P20" style:family="paragraph">
      <style:paragraph-properties fo:text-align="end" style:writing-mode="lr-tb">
        <style:tab-stops/>
      </style:paragraph-properties>
      <style:text-properties fo:font-weight="bold"/>
    </style:style>
    <style:style style:name="P21" style:family="paragraph">
      <loext:graphic-properties draw:fill-color="#ffffff"/>
      <style:paragraph-properties style:writing-mode="lr-tb"/>
      <style:text-properties fo:font-size="28.3999996185303pt"/>
    </style:style>
    <style:style style:name="P22" style:family="paragraph">
      <style:paragraph-properties fo:text-align="start">
        <style:tab-stops>
          <style:tab-stop style:position="1cm"/>
        </style:tab-stops>
      </style:paragraph-properties>
    </style:style>
    <style:style style:name="P2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24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5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6" style:family="paragraph">
      <loext:graphic-properties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7" style:family="paragraph">
      <loext:graphic-properties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29" style:family="paragraph">
      <loext:graphic-properties draw:fill-color="#c4c4c4"/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2" style:family="paragraph">
      <style:paragraph-properties fo:text-align="end"/>
    </style:style>
    <style:style style:name="P33" style:family="paragraph">
      <loext:graphic-properties draw:fill="none"/>
      <style:paragraph-properties fo:text-align="end" style:writing-mode="lr-tb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35" style:family="paragraph"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6" style:family="paragraph">
      <loext:graphic-properties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7" style:family="paragraph">
      <loext:graphic-properties draw:fill="solid"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8" style:family="paragraph">
      <loext:graphic-properties draw:fill="none"/>
      <style:paragraph-properties fo:text-align="center"/>
    </style:style>
    <style:style style:name="P39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0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3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44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45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46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47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8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9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50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51" style:family="paragraph">
      <style:paragraph-properties fo:text-align="center"/>
      <style:text-properties style:use-window-font-color="true" loext:opacity="0%"/>
    </style:style>
    <style:style style:name="P52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5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54" style:family="paragraph">
      <style:paragraph-properties fo:text-align="start"/>
      <style:text-properties fo:font-size="15pt"/>
    </style:style>
    <style:style style:name="P5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7" style:family="paragraph">
      <style:paragraph-properties style:writing-mode="lr-tb"/>
      <style:text-properties fo:font-size="32pt"/>
    </style:style>
    <style:style style:name="P58" style:family="paragraph">
      <loext:graphic-properties draw:fill-color="#ffffff"/>
      <style:paragraph-properties style:writing-mode="lr-tb"/>
      <style:text-properties fo:font-size="20pt"/>
    </style:style>
    <style:style style:name="P59" style:family="paragraph">
      <style:paragraph-properties fo:margin-left="0cm" fo:margin-right="0cm" fo:text-indent="0cm"/>
    </style:style>
    <style:style style:name="P60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d50d01" loext:opacity="100%" fo:font-size="32pt" style:font-size-asian="32pt" style:font-size-complex="32pt"/>
    </style:style>
    <style:style style:name="T6" style:family="text">
      <style:text-properties fo:color="#ffffff" loext:opacity="100%" fo:font-size="32pt" fo:font-weight="bold" style:font-weight-asian="bold" style:font-weight-complex="bold"/>
    </style:style>
    <style:style style:name="T7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weight="bold"/>
    </style:style>
    <style:style style:name="T9" style:family="text">
      <style:text-properties fo:color="#34a3c5" loext:opacity="100%" fo:font-weight="bold" style:font-weight-asian="bold" style:font-weight-complex="bold"/>
    </style:style>
    <style:style style:name="T10" style:family="text">
      <style:text-properties fo:color="#f36838" loext:opacity="100%" fo:font-weight="bold" style:font-weight-asian="bold" style:font-weight-complex="bold"/>
    </style:style>
    <style:style style:name="T11" style:family="text">
      <style:text-properties fo:color="#b62118" loext:opacity="100%" fo:font-weight="bold" style:font-weight-asian="bold" style:font-weight-complex="bold"/>
    </style:style>
    <style:style style:name="T12" style:family="text">
      <style:text-properties fo:color="#d50d01" loext:opacity="100%" fo:font-weight="bold" style:font-weight-asian="bold" style:font-weight-complex="bold"/>
    </style:style>
    <style:style style:name="T13" style:family="text">
      <style:text-properties style:use-window-font-color="true" loext:opacity="0%" fo:font-weight="normal" style:font-weight-asian="normal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6" style:family="text">
      <style:text-properties fo:font-size="24pt" fo:font-weight="bold" style:font-size-asian="18pt" style:font-weight-asian="bold" style:font-size-complex="18pt" style:font-weight-complex="bold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style:style style:name="T18" style:family="text">
      <style:text-properties fo:font-size="18pt" fo:font-weight="bold" fo:background-color="#c4c4c4" style:font-size-asian="18pt" style:font-weight-asian="bold" style:font-size-complex="18pt" style:font-weight-complex="bold"/>
    </style:style>
    <style:style style:name="T1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ffffff" loext:opacity="100%" fo:font-size="15pt" style:font-size-asian="15pt" style:font-size-complex="15pt"/>
    </style:style>
    <style:style style:name="T2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color="#ffffff" loext:opacity="100%" fo:font-size="18pt" style:font-size-asian="18pt" style:font-size-complex="18pt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15pt" style:font-size-asian="18pt" style:font-size-complex="18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5pt" style:font-size-asian="15pt" style:font-weight-asian="normal" style:font-size-complex="15pt"/>
    </style:style>
    <style:style style:name="T27" style:family="text">
      <style:text-properties fo:font-size="32pt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cess Overview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Goal</text:p>
          </draw:text-box>
        </draw:frame>
        <draw:frame presentation:style-name="pr5" draw:text-style-name="P7" draw:layer="layout" svg:width="27cm" svg:height="11.5cm" svg:x="0.5cm" svg:y="2.25cm" presentation:class="subtitle">
          <draw:text-box>
            <text:p text:style-name="P6"><text:span text:style-name="T5">To deliver useful software</text:span><text:span text:style-name="T1"> at the end of the project </text:span><text:span text:style-name="T5">that can be developed further.</text:span></text:p>
          </draw:text-box>
        </draw:fram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ftware Development Process</text:p>
          </draw:text-box>
        </draw:frame>
        <draw:frame presentation:style-name="pr8" draw:text-style-name="P9" draw:layer="layout" svg:width="27cm" svg:height="11.5cm" svg:x="0.5cm" svg:y="2.25cm" presentation:class="subtitle">
          <draw:text-box>
            <text:list text:style-name="L3">
              <text:list-item>
                <text:p text:style-name="P8"><text:span text:style-name="T1">Scrum Process Practices</text:span></text:p>
              </text:list-item>
              <text:list-item>
                <text:p text:style-name="P8"><text:span text:style-name="T1">XP Technical Practices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rum in Student Pro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Challenges</text:p>
                <text:list>
                  <text:list-item>
                    <text:p>Widely differing abilities and experiences</text:p>
                  </text:list-item>
                  <text:list-item>
                    <text:p>Not 100% on project, but in multiple courses</text:p>
                  </text:list-item>
                  <text:list-item>
                    <text:p>Transient rather than persistent teams</text:p>
                  </text:list-item>
                  <text:list-item>
                    <text:p>Not available at same place, not at same time</text:p>
                  </text:list-item>
                  <text:list-item>
                    <text:p>Sometimes extrinsically motivated (grade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lution</text:p>
                <text:list>
                  <text:list-item>
                    <text:p>Context-aware instantiation of framework</text:p>
                  </text:list-item>
                  <text:list-item>
                    <text:p>Coach supporting student Scrum Ma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Roles</text:p>
          </draw:text-box>
        </draw:frame>
        <draw:g>
          <draw:line draw:style-name="gr2" draw:layer="layout" svg:x1="11cm" svg:y1="11cm" svg:x2="14cm" svg:y2="6.5cm">
            <text:p/>
          </draw:line>
          <draw:line draw:style-name="gr2" draw:layer="layout" svg:x1="14cm" svg:y1="6.5cm" svg:x2="17cm" svg:y2="11cm">
            <text:p/>
          </draw:line>
          <draw:line draw:style-name="gr2" draw:layer="layout" svg:x1="11cm" svg:y1="11cm" svg:x2="17cm" svg:y2="11cm">
            <text:p/>
          </draw:line>
          <draw:custom-shape draw:style-name="gr3" draw:text-style-name="P12" draw:layer="layout" svg:width="3cm" svg:height="3cm" svg:x="15.5cm" svg:y="9.5cm">
            <text:p text:style-name="P11"><text:span text:style-name="T6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draw:layer="layout" svg:width="3cm" svg:height="3cm" svg:x="12.5cm" svg:y="5cm">
            <text:p text:style-name="P13"><text:span text:style-name="T6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6" draw:layer="layout" svg:width="3cm" svg:height="3cm" svg:x="9.5cm" svg:y="9.5cm">
            <text:p text:style-name="P15"><text:span text:style-name="T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7" draw:layer="layout" svg:width="8cm" svg:height="3cm" svg:x="10cm" svg:y="2cm">
            <draw:text-box>
              <text:p><text:span text:style-name="T8">Product</text:span><text:span text:style-name="T8"><text:line-break/></text:span><text:span text:style-name="T8">Owner</text:span></text:p>
            </draw:text-box>
          </draw:frame>
          <draw:frame draw:style-name="gr7" draw:text-style-name="P18" draw:layer="layout" svg:width="8cm" svg:height="3cm" svg:x="19cm" svg:y="9.5cm">
            <draw:text-box>
              <text:p text:style-name="P8"><text:span text:style-name="T8">Scrum</text:span><text:span text:style-name="T8"><text:line-break/></text:span><text:span text:style-name="T8">Master</text:span></text:p>
            </draw:text-box>
          </draw:frame>
          <draw:frame draw:style-name="gr8" draw:text-style-name="P20" draw:layer="layout" svg:width="8cm" svg:height="3cm" svg:x="1cm" svg:y="9.5cm">
            <draw:text-box>
              <text:p text:style-name="P19"><text:span text:style-name="T8">Software</text:span></text:p>
              <text:p text:style-name="P19"><text:span text:style-name="T8">Developer</text:span></text:p>
            </draw:text-box>
          </draw:frame>
        </draw:g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re (“Committed”) Role Responsibiliti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9">product owner</text:span></text:p>
                <text:list>
                  <text:list-item>
                    <text:p>Holds overall responsibility for the product being developed</text:p>
                  </text:list-item>
                  <text:list-item>
                    <text:p>Provides product vision and product requirements</text:p>
                  </text:list-item>
                  <text:list-item>
                    <text:p>Plans and helps plan development and tracks progre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0">software developer</text:span></text:p>
                <text:list>
                  <text:list-item>
                    <text:p>Holds overall responsibility for design and implementation of product</text:p>
                  </text:list-item>
                  <text:list-item>
                    <text:p>Estimate complexity (“size”) of product features to be implemented</text:p>
                  </text:list-item>
                  <text:list-item>
                    <text:p>Organizes and allocates design and implementation task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1">Scrum master</text:span></text:p>
                <text:list>
                  <text:list-item>
                    <text:p>Holds overall responsibility for following Scrum properly</text:p>
                  </text:list-item>
                  <text:list-item>
                    <text:p>Is responsible for tracking and resolving impediments</text:p>
                  </text:list-item>
                  <text:list-item>
                    <text:p>Observes and coaches team members and skil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ogether they form the Scrum team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dditional Role Responsibilitie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<text:span text:style-name="T11"> </text:span><text:span text:style-name="T12">release manager</text:span></text:p>
                <text:list>
                  <text:list-item>
                    <text:p>Holds overall responsibility for reviewable and releasable product</text:p>
                  </text:list-item>
                  <text:list-item>
                    <text:p>Prepares the product for review in sprint review</text:p>
                  </text:list-item>
                  <text:list-item>
                    <text:p>Releases the product after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dustry Partner Responsibilitie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12">industry partner</text:span></text:p>
                <text:list>
                  <text:list-item>
                    <text:p>Provides high-level requirements</text:p>
                  </text:list-item>
                  <text:list-item>
                    <text:p>Provides feedback in defined intervals</text:p>
                  </text:list-item>
                  <text:list-item>
                    <text:p>See <text:span text:style-name="T12">industry guidance</text:span><text:span text:style-name="T13"> at </text:span><text:a xlink:href="http://bit.ly/2IhUFRn" xlink:type="simple">http://bit.ly/2IhUFRn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verall Project Time-Line</text:p>
          </draw:text-box>
        </draw:frame>
        <draw:frame draw:style-name="gr9" draw:text-style-name="P23" draw:layer="layout" svg:width="18cm" svg:height="4cm" svg:x="0cm" svg:y="11.75cm">
          <draw:text-box>
            <text:p text:style-name="P22"><text:span text:style-name="T14">P:</text:span><text:span text:style-name="T14"><text:tab/></text:span><text:span text:style-name="T14"> Planning</text:span></text:p>
            <text:p text:style-name="P22"><text:span text:style-name="T14">E:</text:span><text:span text:style-name="T14"><text:tab/></text:span><text:span text:style-name="T14"> Execution</text:span></text:p>
            <text:p text:style-name="P22"><text:span text:style-name="T14">3R:</text:span><text:span text:style-name="T14"><text:tab/></text:span><text:span text:style-name="T14"> Review, release, and retrospective</text:span></text:p>
          </draw:text-box>
        </draw:frame>
        <draw:g>
          <draw:g>
            <draw:g>
              <draw:custom-shape draw:style-name="gr10" draw:text-style-name="P25" draw:layer="layout" svg:width="2.5cm" svg:height="2cm" svg:x="3.5cm" svg:y="9.5cm">
                <text:p text:style-name="P24"><text:span text:style-name="T1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6" draw:layer="layout" svg:width="2.486cm" svg:height="2cm" svg:x="5.514cm" svg:y="9.5cm">
                <text:p text:style-name="P24"><text:span text:style-name="T1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27" draw:layer="layout" svg:width="2.5cm" svg:height="2cm" svg:x="7.5cm" svg:y="9.5cm">
                <text:p text:style-name="P24"><text:span text:style-name="T15"><text:s/></text:span><text:span text:style-name="T1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0" draw:text-style-name="P25" draw:layer="layout" svg:width="2.5cm" svg:height="2cm" svg:x="17.5cm" svg:y="9.5cm">
                <text:p text:style-name="P24"><text:span text:style-name="T1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6" draw:layer="layout" svg:width="2.486cm" svg:height="2cm" svg:x="19.514cm" svg:y="9.5cm">
                <text:p text:style-name="P24"><text:span text:style-name="T1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29" draw:layer="layout" svg:width="2.5cm" svg:height="2cm" svg:x="21.5cm" svg:y="9.5cm">
                <text:p text:style-name="P28"><text:span text:style-name="T16"><text:s/></text:span><text:span text:style-name="T1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3" draw:text-style-name="P31" draw:layer="layout" svg:width="6.5cm" svg:height="1.5cm" svg:x="3.5cm" svg:y="8cm">
              <draw:text-box>
                <text:p text:style-name="P30"><text:span text:style-name="T2">Sprint 1</text:span></text:p>
              </draw:text-box>
            </draw:frame>
            <draw:frame draw:style-name="gr13" draw:text-style-name="P31" draw:layer="layout" svg:width="6.5cm" svg:height="1.5cm" svg:x="17.5cm" svg:y="8cm">
              <draw:text-box>
                <text:p text:style-name="P30"><text:span text:style-name="T2">Sprint n</text:span></text:p>
              </draw:text-box>
            </draw:frame>
            <draw:g>
              <draw:line draw:style-name="gr14" draw:text-style-name="P30" draw:layer="layout" svg:x1="1cm" svg:y1="12.5cm" svg:x2="27cm" svg:y2="12.5cm">
                <text:p/>
              </draw:line>
              <draw:frame draw:style-name="gr15" draw:text-style-name="P33" draw:layer="layout" svg:width="3cm" svg:height="1.5cm" svg:x="24cm" svg:y="12.5cm">
                <draw:text-box>
                  <text:p text:style-name="P32">time</text:p>
                </draw:text-box>
              </draw:frame>
              <draw:line draw:style-name="gr16" draw:text-style-name="P30" draw:layer="layout" svg:x1="3cm" svg:y1="12cm" svg:x2="3cm" svg:y2="13cm">
                <text:p/>
              </draw:line>
              <draw:line draw:style-name="gr16" draw:text-style-name="P30" draw:layer="layout" svg:x1="3cm" svg:y1="12cm" svg:x2="3cm" svg:y2="13cm">
                <text:p/>
              </draw:line>
              <draw:line draw:style-name="gr16" draw:text-style-name="P30" draw:layer="layout" svg:x1="24cm" svg:y1="12cm" svg:x2="24cm" svg:y2="13cm">
                <text:p/>
              </draw:line>
              <draw:line draw:style-name="gr16" draw:text-style-name="P30" draw:layer="layout" svg:x1="17cm" svg:y1="12cm" svg:x2="17cm" svg:y2="13cm">
                <text:p/>
              </draw:line>
              <draw:line draw:style-name="gr16" draw:text-style-name="P30" draw:layer="layout" svg:x1="10cm" svg:y1="12cm" svg:x2="10cm" svg:y2="13cm">
                <text:p/>
              </draw:line>
              <draw:frame draw:style-name="gr17" draw:text-style-name="P31" draw:layer="layout" svg:width="7cm" svg:height="1.5cm" svg:x="3cm" svg:y="12.5cm">
                <draw:text-box>
                  <text:p text:style-name="P30"><text:span text:style-name="T2">Week 1</text:span></text:p>
                </draw:text-box>
              </draw:frame>
              <draw:frame draw:style-name="gr18" draw:text-style-name="P31" draw:layer="layout" svg:width="7cm" svg:height="1.5cm" svg:x="17cm" svg:y="12.5cm">
                <draw:text-box>
                  <text:p text:style-name="P30"><text:span text:style-name="T2">Week n</text:span></text:p>
                </draw:text-box>
              </draw:frame>
              <draw:frame draw:style-name="gr18" draw:text-style-name="P31" draw:layer="layout" svg:width="7cm" svg:height="1.5cm" svg:x="10cm" svg:y="12.5cm">
                <draw:text-box>
                  <text:p text:style-name="P30"><text:span text:style-name="T2">...</text:span></text:p>
                </draw:text-box>
              </draw:frame>
            </draw:g>
            <draw:frame draw:style-name="gr19" draw:text-style-name="P34" draw:layer="layout" svg:width="7cm" svg:height="3cm" svg:x="10cm" svg:y="9cm">
              <draw:text-box>
                <text:p text:style-name="P30"><text:span text:style-name="T17">...</text:span></text:p>
              </draw:text-box>
            </draw:frame>
          </draw:g>
          <draw:g>
            <draw:custom-shape draw:style-name="gr20" draw:text-style-name="P36" draw:layer="layout" svg:width="3.326cm" svg:height="1.407cm" svg:x="7.087cm" svg:y="2.5cm">
              <text:p text:style-name="P35"><text:span text:style-name="T18">Mid-Project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" draw:text-style-name="P37" draw:layer="layout" svg:width="2.052cm" svg:height="1.407cm" svg:x="17.224cm" svg:y="2.5cm">
              <text:p text:style-name="P35"><text:span text:style-name="T18">Final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line draw:style-name="gr14" draw:text-style-name="P30" draw:layer="layout" svg:x1="1cm" svg:y1="6cm" svg:x2="27cm" svg:y2="6cm">
                <text:p/>
              </draw:line>
              <draw:frame draw:style-name="gr22" draw:text-style-name="P33" draw:layer="layout" svg:width="3cm" svg:height="1.5cm" svg:x="24cm" svg:y="6cm">
                <draw:text-box>
                  <text:p text:style-name="P32">time</text:p>
                </draw:text-box>
              </draw:frame>
              <draw:line draw:style-name="gr16" draw:text-style-name="P30" draw:layer="layout" svg:x1="3cm" svg:y1="5.5cm" svg:x2="3cm" svg:y2="6.5cm">
                <text:p/>
              </draw:line>
              <draw:frame draw:style-name="gr23" draw:text-style-name="P31" draw:layer="layout" svg:width="10.5cm" svg:height="1.5cm" svg:x="3cm" svg:y="6cm">
                <draw:text-box>
                  <text:p text:style-name="P30"><text:span text:style-name="T2">Sprints 1 to n/2</text:span></text:p>
                </draw:text-box>
              </draw:frame>
              <draw:frame draw:style-name="gr18" draw:text-style-name="P31" draw:layer="layout" svg:width="10.5cm" svg:height="1.5cm" svg:x="13.5cm" svg:y="6cm">
                <draw:text-box>
                  <text:p text:style-name="P30"><text:span text:style-name="T2">Sprints (n/2 + 1) to n</text:span></text:p>
                </draw:text-box>
              </draw:frame>
              <draw:line draw:style-name="gr16" draw:text-style-name="P30" draw:layer="layout" svg:x1="3cm" svg:y1="5.5cm" svg:x2="3cm" svg:y2="6.5cm">
                <text:p/>
              </draw:line>
              <draw:line draw:style-name="gr16" draw:text-style-name="P30" draw:layer="layout" svg:x1="24cm" svg:y1="5.5cm" svg:x2="24cm" svg:y2="6.5cm">
                <text:p/>
              </draw:line>
              <draw:line draw:style-name="gr16" draw:text-style-name="P30" draw:layer="layout" svg:x1="13.5cm" svg:y1="5.5cm" svg:x2="13.5cm" svg:y2="6.5cm">
                <text:p/>
              </draw:line>
            </draw:g>
          </draw:g>
          <draw:path draw:style-name="gr24" draw:text-style-name="P38" draw:layer="layout" svg:width="20.999cm" svg:height="1.999cm" svg:x="3cm" svg:y="7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me-boxed Sequence of Relea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12">release</text:span></text:p>
                <text:list>
                  <text:list-item>
                    <text:p>A named, identifiable, consistent, and useful snapshot of the software and related relevant artifa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2">sprint release</text:span></text:p>
                <text:list>
                  <text:list-item>
                    <text:p>A release used to gather feedback from industry partner to help steer the project (every week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2">project release</text:span></text:p>
                <text:list>
                  <text:list-item>
                    <text:p>A release used to deploy for production (twice during the semester: mid-term and at end of semes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0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Conceptualization)</text:p>
          </draw:text-box>
        </draw:frame>
        <draw:g>
          <draw:custom-shape draw:style-name="gr25" draw:text-style-name="P40" draw:layer="layout" svg:width="10cm" svg:height="1.5cm" draw:transform="rotate (1.5707963267949) translate (23.2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20.25cm 13.5cm)">
            <text:p text:style-name="P39"><text:span text:style-name="T1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21.7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5cm">
            <text:p text:style-name="P43"><text:span text:style-name="T2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11cm">
            <text:p text:style-name="P43"><text:span text:style-name="T2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9.5cm">
            <text:p text:style-name="P43"><text:span text:style-name="T2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8cm">
            <text:p text:style-name="P43"><text:span text:style-name="T2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18.7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15.75cm 13.5cm)">
            <text:p text:style-name="P39"><text:span text:style-name="T1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17.2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15.75cm" svg:y="5cm">
            <text:p text:style-name="P43"><text:span text:style-name="T2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4" draw:layer="layout" svg:width="4.5cm" svg:height="3cm" svg:x="15.75cm" svg:y="9.5cm">
            <text:p text:style-name="P43"><text:span text:style-name="T20">Next sprint</text:span></text:p>
            <text:p text:style-name="P43"><text:span text:style-name="T2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11.2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8.25cm 13.5cm)">
            <text:p text:style-name="P39"><text:span text:style-name="T1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9.7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6" draw:layer="layout" svg:width="4.5cm" svg:height="1.5cm" svg:x="8.25cm" svg:y="5cm">
            <text:p text:style-name="P45"><text:span text:style-name="T2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6.7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8" draw:layer="layout" svg:width="10cm" svg:height="1.5cm" draw:transform="rotate (1.5707963267949) translate (3.75cm 13.5cm)">
            <text:p text:style-name="P47"><text:span text:style-name="T1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5.2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50" draw:layer="layout" svg:width="4.5cm" svg:height="3cm" svg:x="3.75cm" svg:y="3.5cm">
            <text:p text:style-name="P49"><text:span text:style-name="T22">Sprint</text:span><text:span text:style-name="T22"><text:line-break/></text:span><text:span text:style-name="T2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31" draw:layer="layout" svg:width="4.5cm" svg:height="1.5cm" svg:x="3.75cm" svg:y="2cm">
            <draw:text-box>
              <text:p text:style-name="P30"><text:span text:style-name="T2">Wed</text:span></text:p>
            </draw:text-box>
          </draw:frame>
          <draw:line draw:style-name="gr31" draw:text-style-name="P51" draw:layer="layout" svg:x1="3cm" svg:y1="8.5cm" svg:x2="4.5cm" svg:y2="8.5cm">
            <text:p/>
          </draw:line>
          <draw:line draw:style-name="gr31" draw:text-style-name="P51" draw:layer="layout" svg:x1="3cm" svg:y1="13.5cm" svg:x2="4.5cm" svg:y2="13.5cm">
            <text:p/>
          </draw:line>
          <draw:frame draw:style-name="gr32" draw:text-style-name="P52" draw:layer="layout" svg:width="3cm" svg:height="5.25cm" svg:x="12.75cm" svg:y="6.75cm">
            <draw:text-box>
              <text:p text:style-name="P30"><text:span text:style-name="T23">...</text:span></text:p>
            </draw:text-box>
          </draw:frame>
          <draw:frame draw:style-name="gr33" draw:text-style-name="P53" draw:layer="layout" svg:width="2cm" svg:height="5cm" svg:x="1.75cm" svg:y="3.55cm">
            <draw:text-box>
              <text:p text:style-name="P8"><text:span text:style-name="T24">09:00</text:span></text:p>
            </draw:text-box>
          </draw:frame>
          <draw:frame draw:style-name="gr33" draw:text-style-name="P53" draw:layer="layout" svg:width="2cm" svg:height="5cm" svg:x="1.75cm" svg:y="8.5cm">
            <draw:text-box>
              <text:p text:style-name="P8"><text:span text:style-name="T24">13:00</text:span></text:p>
            </draw:text-box>
          </draw:frame>
          <draw:frame draw:style-name="gr33" draw:text-style-name="P53" draw:layer="layout" svg:width="2cm" svg:height="1cm" svg:x="1.75cm" svg:y="13.5cm">
            <draw:text-box>
              <text:p text:style-name="P8"><text:span text:style-name="T24">17:00</text:span></text:p>
            </draw:text-box>
          </draw:frame>
          <draw:line draw:style-name="gr34" draw:text-style-name="P51" draw:layer="layout" svg:x1="3cm" svg:y1="3.5cm" svg:x2="26.25cm" svg:y2="3.5cm">
            <text:p/>
          </draw:line>
          <draw:line draw:style-name="gr34" draw:text-style-name="P30" draw:layer="layout" svg:x1="3.75cm" svg:y1="3cm" svg:x2="3.75cm" svg:y2="15cm">
            <text:p/>
          </draw:line>
          <draw:frame draw:style-name="gr30" draw:text-style-name="P31" draw:layer="layout" svg:width="4.5cm" svg:height="1.5cm" svg:x="20.25cm" svg:y="2cm">
            <draw:text-box>
              <text:p text:style-name="P30"><text:span text:style-name="T2">Tue</text:span></text:p>
            </draw:text-box>
          </draw:frame>
          <draw:line draw:style-name="gr16" draw:text-style-name="P30" draw:layer="layout" svg:x1="12.75cm" svg:y1="3cm" svg:x2="12.75cm" svg:y2="4.5cm">
            <text:p/>
          </draw:line>
          <draw:line draw:style-name="gr16" draw:text-style-name="P30" draw:layer="layout" svg:x1="8.25cm" svg:y1="3cm" svg:x2="8.25cm" svg:y2="4.5cm">
            <text:p/>
          </draw:line>
          <draw:line draw:style-name="gr16" draw:text-style-name="P30" draw:layer="layout" svg:x1="15.75cm" svg:y1="3cm" svg:x2="15.75cm" svg:y2="4.5cm">
            <text:p/>
          </draw:line>
          <draw:line draw:style-name="gr16" draw:text-style-name="P30" draw:layer="layout" svg:x1="20.25cm" svg:y1="3cm" svg:x2="20.25cm" svg:y2="4.5cm">
            <text:p/>
          </draw:line>
          <draw:frame draw:style-name="gr30" draw:text-style-name="P31" draw:layer="layout" svg:width="4.5cm" svg:height="1.5cm" svg:x="15.75cm" svg:y="2cm">
            <draw:text-box>
              <text:p text:style-name="P30"><text:span text:style-name="T2">Mon</text:span></text:p>
            </draw:text-box>
          </draw:frame>
          <draw:frame draw:style-name="gr30" draw:text-style-name="P31" draw:layer="layout" svg:width="4.5cm" svg:height="1.5cm" svg:x="8.25cm" svg:y="2cm">
            <draw:text-box>
              <text:p text:style-name="P30"><text:span text:style-name="T2">Thu</text:span></text:p>
            </draw:text-box>
          </draw:frame>
          <draw:line draw:style-name="gr16" draw:text-style-name="P54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Schedul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See the <text:span text:style-name="T25">Schedule </text:span>tab of the <text:span text:style-name="T2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6" draw:text-style-name="P5" draw:layer="layout" svg:width="16cm" svg:height="12cm" svg:x="2.5cm" svg:y="15.5cm" presentation:class="notes">
            <draw:text-box>
              <text:p><text:span text:style-name="T4">The main deliverables:</text:span></text:p>
              <text:list text:style-name="L6">
                <text:list-item>
                  <text:p><text:span text:style-name="T4">Initial and mid-term release plan</text:span></text:p>
                </text:list-item>
                <text:list-item>
                  <text:p><text:span text:style-name="T4">Mid-term and final release</text:span></text:p>
                </text:list-item>
              </text:list>
            </draw:text-box>
          </draw:frame>
        </presentation:notes>
      </draw:page>
      <draw:page draw:name="page1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56" draw:layer="layout" svg:width="20cm" svg:height="4cm" svg:x="0cm" svg:y="11.75cm">
          <draw:text-box>
            <text:p text:style-name="P55"><text:span text:style-name="T26">DR</text:span></text:p>
          </draw:text-box>
        </draw:frame>
        <draw:frame presentation:style-name="pr15" draw:text-style-name="P57" draw:layer="layout" svg:width="27cm" svg:height="7cm" svg:x="0.5cm" svg:y="8cm" presentation:class="subtitle">
          <draw:text-box>
            <text:p><text:span text:style-name="T27"><text:a xlink:href="mailto:dirk.riehle@fau.de" xlink:type="simple">dirk.riehle@fau.de</text:a></text:span><text:span text:style-name="T27"><text:s/>– </text:span><text:span text:style-name="T27"><text:a xlink:href="http://osr.cs.fau.de/" xlink:type="simple">http://osr.cs.fau.de</text:a></text:span></text:p>
            <text:p><text:span text:style-name="T28"><text:a xlink:href="mailto:dirk@riehle.org" xlink:type="simple">dirk@riehle.org</text:a></text:span><text:span text:style-name="T28"><text:s/>– </text:span><text:span text:style-name="T28"><text:a xlink:href="http://dirkriehle.com/" xlink:type="simple">http://dirkriehle.com</text:a></text:span><text:span text:style-name="T28"><text:s/>– </text:span><text:span text:style-name="T28"><text:a xlink:href="http://twitter.com/dirkriehle" xlink:type="simple">@dirkriehle</text:a></text:span></text:p>
            <text:p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6" draw:text-style-name="P58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59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6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1H46M15S</meta:editing-duration>
    <meta:editing-cycles>41</meta:editing-cycles>
    <meta:generator>LibreOffice/7.1.1.2$Linux_X86_64 LibreOffice_project/dd797d330b34196606d0870aaa694e9504402ca1</meta:generator>
    <dc:date>2021-03-06T22:29:31.759142066</dc:date>
    <dc:creator>Dirk Riehle</dc:creator>
    <meta:document-statistic meta:object-count="201"/>
  </office:meta>
</office:document-meta>
</file>